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Grande" fo:font-size="13pt" style:font-name-asian="LucidaGrande" style:font-size-asian="13pt" style:font-name-complex="LucidaGrande" style:font-size-complex="13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LucidaGrande" fo:font-size="16pt" style:font-name-asian="LucidaGrande" style:font-size-asian="16pt" style:font-name-complex="LucidaGrande" style:font-size-complex="16pt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LucidaGrande" fo:font-size="18pt" style:font-name-asian="LucidaGrande" style:font-size-asian="18pt" style:font-name-complex="LucidaGrande" style:font-size-complex="18pt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Georgia" fo:font-size="18pt" style:font-name-asian="Georgia" style:font-size-asian="18pt" style:font-name-complex="Georgia" style:font-size-complex="18pt"/>
    </style:style>
    <style:style style:name="P8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T1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2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3" style:family="text">
      <style:text-properties fo:color="#333333" style:font-name="LucidaGrande" fo:font-weight="bold" style:font-name-asian="LucidaGrande" style:font-weight-asian="bold" style:font-name-complex="LucidaGrande" style:font-weight-complex="bold"/>
    </style:style>
    <style:style style:name="T4" style:family="text">
      <style:text-properties fo:color="#333333" style:font-name="LucidaGrande" fo:font-size="18pt" fo:font-weight="bold" style:font-name-asian="LucidaGrande" style:font-size-asian="18pt" style:font-weight-asian="bold" style:font-name-complex="LucidaGrande" style:font-size-complex="18pt" style:font-weight-complex="bold"/>
    </style:style>
    <style:style style:name="T5" style:family="text">
      <style:text-properties fo:color="#333333" style:font-name="LucidaGrande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6" style:family="text">
      <style:text-properties fo:color="#333333" style:font-name="LucidaGrande" fo:font-size="20pt" fo:font-weight="bold" style:font-name-asian="LucidaGrande" style:font-size-asian="20pt" style:font-weight-asian="bold" style:font-name-complex="LucidaGrande" style:font-size-complex="20pt" style:font-weight-complex="bold"/>
    </style:style>
    <style:style style:name="T7" style:family="text"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T8" style:family="text">
      <style:text-properties style:use-window-font-color="true" style:font-name="LucidaGrande" style:font-name-asian="LucidaGrande" style:font-name-complex="LucidaGrande"/>
    </style:style>
    <style:style style:name="T9" style:family="text">
      <style:text-properties style:use-window-font-color="true" style:font-name="LucidaGrande" fo:font-size="16pt" style:font-name-asian="LucidaGrande" style:font-size-asian="16pt" style:font-name-complex="LucidaGrande" style:font-size-complex="16pt"/>
    </style:style>
    <style:style style:name="T10" style:family="text">
      <style:text-properties style:use-window-font-color="true" style:font-name="LucidaGrande" fo:font-size="18pt" style:font-name-asian="LucidaGrande" style:font-size-asian="18pt" style:font-name-complex="LucidaGrande" style:font-size-complex="18pt"/>
    </style:style>
    <style:style style:name="T11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12" style:family="text">
      <style:text-properties fo:color="#00349b" style:font-name="LucidaGrande" fo:font-weight="bold" style:font-name-asian="LucidaGrande" style:font-weight-asian="bold" style:font-name-complex="LucidaGrand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epicurious.com/recipes/food/views/Tuna-Noodle-Casserole-109434"><text:span text:style-name="T6">Tuna Noodle Casserole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Yield: Makes 4 to 6 servings</text:p>
            <text:p text:style-name="P6"/>
            <text:p text:style-name="P7">1 medium onion, finely chopped</text:p>
            <text:p text:style-name="P7">4 1/2 tablespoons unsalted butter</text:p>
            <text:p text:style-name="P7">10 oz mushrooms, trimmed and sliced 1/4 inch thick (4 cups)</text:p>
            <text:p text:style-name="P7">2 teaspoons soy sauce</text:p>
            <text:p text:style-name="P7">1/4 cup Sherry</text:p>
            <text:p text:style-name="P7">1/4 cup all-purpose flour</text:p>
            <text:p text:style-name="P7">2 cups low-sodium chicken broth</text:p>
            <text:p text:style-name="P7">1 cup whole milk</text:p>
            <text:p text:style-name="P7">2 teaspoons fresh lemon juice</text:p>
            <text:p text:style-name="P7">1/4 teaspoon salt</text:p>
            <text:p text:style-name="P7">1 (6-oz) can tuna in olive oil, drained</text:p>
            <text:p text:style-name="P7">6 oz dried curly egg noodles (preferably Pennsylvania Dutch style; about 3 1/4 cups)</text:p>
            <text:p text:style-name="P7">1 1/2 cups coarse fresh bread crumbs (from 3 slices firm white sandwich bread)</text:p>
            <text:p text:style-name="P7">4 oz coarsely grated Cheddar (1 cup)</text:p>
            <text:p text:style-name="P7">1 tablespoon vegetable oil</text:p>
            <text:p text:style-name="P4"/>
            <text:p text:style-name="P5">Put oven rack in middle position and preheat oven to 375°F. Butter a shallow 2-quart baking dish.</text:p>
            <text:p text:style-name="P5">Cook onion in 1 1/2 tablespoons butter with a pinch of salt in a 12-inch heavy skillet over moderately low heat, covered, stirring occasionally, until softened, about 5 minutes. Increase heat to moderately high and add mushrooms, then sauté, stirring occasionally, until mushrooms begin to give off liquid, about 2 minutes. Add soy sauce and continue to sauté <text:soft-page-break/>mushrooms, stirring, until liquid mushrooms give off is evaporated. Add Sherry and boil, stirring occasionally, until evaporated. Remove from heat.</text:p>
            <text:p text:style-name="P5">Melt remaining 3 tablespoons butter in a 2- to 3-quart heavy saucepan over moderately low heat and whisk in flour, then cook roux, whisking, 3 minutes. Add broth in a stream, whisking, and bring to a boil, whisking. Whisk in milk and simmer sauce, whisking occasionally, 5 minutes. Stir in mushroom mixture, lemon juice, and salt. Flake tuna into sauce and stir gently. Season sauce with salt and pepper.</text:p>
            <text:p text:style-name="P1"><text:span text:style-name="T10">Cook noodles in a 5- to 6-quart pot of </text:span><text:a xlink:type="simple" xlink:href="http://www.epicurious.com/recipes/food/views/105591">boiling salted water</text:a><text:span text:style-name="T4">* </text:span><text:span text:style-name="T10">until al dente. Drain noodles in a colander and return to pot. Add sauce and stir gently to combine. Transfer mixture to baking dish, spreading evenly.</text:span></text:p>
            <text:p text:style-name="P5">Toss together bread crumbs and cheese in a bowl. Drizzle with oil and toss again, then sprinkle evenly over casserole. Bake until topping is crisp and sauce is bubbling, 20 to 30 minutes.</text:p>
            <text:p text:style-name="P5"/>
            <text:p text:style-name="P5">*When salting water for cooking, use 1 tablespoon of salt for every 4 quarts of water.</text:p>
            <text:p text:style-name="P5"/>
            <text:p text:style-name="P8"><text:span text:style-name="T12"/></text:p>
          </table:table-cell>
        </table:table-row>
      </table:table>
      <text:p text:style-name="P2"/>
      <text:p text:style-name="P2"/>
      <text:p text:style-name="P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5-17T16:20:08</meta:creation-date>
    <meta:document-statistic meta:table-count="1" meta:image-count="0" meta:object-count="0" meta:page-count="2" meta:paragraph-count="23" meta:word-count="356" meta:character-count="2080"/>
    <dc:date>2012-05-17T16:24:59</dc:date>
    <dc:creator>Robert Houk</dc:creator>
    <meta:editing-duration>PT00H04M53S</meta:editing-duration>
    <meta:editing-cycles>1</meta:editing-cycles>
    <meta:generator>OpenOffice.org/3.2$Unix OpenOffice.org_project/320m18$Build-9502</meta:generator>
  </office:meta>
</office:document-meta>
</file>